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0.65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8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CONTEGGIO BUONI DAY</text:p>
          </table:table-cell>
          <table:table-cell table:number-columns-repeated="31"/>
        </table:table-row>
        <table:table-row table:style-name="ro4" table:number-rows-repeated="2">
          <table:table-cell table:number-columns-repeated="32"/>
        </table:table-row>
        <table:table-row table:style-name="ro4">
          <table:table-cell table:style-name="ce1" office:value-type="string" calcext:value-type="string">
            <text:p>TAGLIO</text:p>
          </table:table-cell>
          <table:table-cell table:style-name="ce2" office:value-type="currency" office:currency="EUR" office:value="5" calcext:value-type="currency">
            <text:p>€ 5,00</text:p>
          </table:table-cell>
          <table:table-cell table:style-name="ce2" office:value-type="currency" office:currency="EUR" office:value="7.16" calcext:value-type="currency">
            <text:p>€ 7,16</text:p>
          </table:table-cell>
          <table:table-cell table:style-name="ce2" office:value-type="currency" office:currency="EUR" office:value="5.68" calcext:value-type="currency">
            <text:p>€ 5,68</text:p>
          </table:table-cell>
          <table:table-cell table:style-name="ce2" office:value-type="currency" office:currency="EUR" office:value="5.16" calcext:value-type="currency">
            <text:p>€ 5,16</text:p>
          </table:table-cell>
          <table:table-cell table:style-name="ce2" office:value-type="currency" office:currency="EUR" office:value="7" calcext:value-type="currency">
            <text:p>€ 7,00</text:p>
          </table:table-cell>
          <table:table-cell table:style-name="ce2" office:value-type="currency" office:currency="EUR" office:value="5.29" calcext:value-type="currency">
            <text:p>€ 5,29</text:p>
          </table:table-cell>
          <table:table-cell table:style-name="ce2" office:value-type="currency" office:currency="EUR" office:value="8" calcext:value-type="currency">
            <text:p>€ 8,00</text:p>
          </table:table-cell>
          <table:table-cell table:style-name="ce2" office:value-type="currency" office:currency="EUR" office:value="13.13" calcext:value-type="currency">
            <text:p>€ 13,13</text:p>
          </table:table-cell>
          <table:table-cell table:style-name="ce2" office:value-type="currency" office:currency="EUR" office:value="6.5" calcext:value-type="currency">
            <text:p>€ 6,50</text:p>
          </table:table-cell>
          <table:table-cell table:number-columns-repeated="5" table:style-name="ce2" office:value-type="currency" office:currency="EUR" office:value="0" calcext:value-type="currency">
            <text:p>€ 0,00</text:p>
          </table:table-cell>
          <table:table-cell table:number-columns-repeated="17"/>
        </table:table-row>
        <table:table-row table:style-name="ro3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5"/>
          <table:table-cell table:number-columns-repeated="17"/>
        </table:table-row>
        <table:table-row table:style-name="ro3" table:number-rows-repeated="8">
          <table:table-cell table:style-name="ce1" table:number-columns-repeated="15"/>
          <table:table-cell table:number-columns-repeated="17"/>
        </table:table-row>
        <table:table-row table:style-name="ro4" table:number-rows-repeated="19">
          <table:table-cell table:style-name="ce1" table:number-columns-repeated="15"/>
          <table:table-cell table:number-columns-repeated="17"/>
        </table:table-row>
        <table:table-row table:style-name="ro3">
          <table:table-cell table:style-name="ce2"/>
          <table:table-cell table:style-name="ce1" table:number-columns-repeated="14"/>
          <table:table-cell table:number-columns-repeated="17"/>
        </table:table-row>
        <table:table-row table:style-name="ro4">
          <table:table-cell table:style-name="ce1" table:number-columns-repeated="15"/>
          <table:table-cell table:number-columns-repeated="17"/>
        </table:table-row>
        <table:table-row table:style-name="ro4">
          <table:table-cell table:style-name="ce1" office:value-type="string" calcext:value-type="string">
            <text:p>TOTALI</text:p>
          </table:table-cell>
          <table:table-cell table:style-name="ce1" table:formula="of:=SUM([.B5:.B34])" office:value-type="float" office:value="3" calcext:value-type="float">
            <text:p>3</text:p>
          </table:table-cell>
          <table:table-cell table:style-name="ce1" table:formula="of:=SUM([.C5:.C34])" office:value-type="float" office:value="2" calcext:value-type="float">
            <text:p>2</text:p>
          </table:table-cell>
          <table:table-cell table:style-name="ce1" table:formula="of:=SUM([.D5:.D34])" office:value-type="float" office:value="0" calcext:value-type="float">
            <text:p>0</text:p>
          </table:table-cell>
          <table:table-cell table:style-name="ce1" table:formula="of:=SUM([.E5:.E34])" office:value-type="float" office:value="17" calcext:value-type="float">
            <text:p>17</text:p>
          </table:table-cell>
          <table:table-cell table:style-name="ce1" table:formula="of:=SUM([.F5:.F34])" office:value-type="float" office:value="21" calcext:value-type="float">
            <text:p>21</text:p>
          </table:table-cell>
          <table:table-cell table:style-name="ce1" table:formula="of:=SUM([.G5:.G34])" office:value-type="float" office:value="21" calcext:value-type="float">
            <text:p>21</text:p>
          </table:table-cell>
          <table:table-cell table:style-name="ce1" table:formula="of:=SUM([.H5:.H34])" office:value-type="float" office:value="52" calcext:value-type="float">
            <text:p>52</text:p>
          </table:table-cell>
          <table:table-cell table:style-name="ce1" table:formula="of:=SUM([.I5:.I34])" office:value-type="float" office:value="3" calcext:value-type="float">
            <text:p>3</text:p>
          </table:table-cell>
          <table:table-cell table:style-name="ce1" table:formula="of:=SUM([.J5:.J34])" office:value-type="float" office:value="22" calcext:value-type="float">
            <text:p>22</text:p>
          </table:table-cell>
          <table:table-cell table:style-name="ce1" table:formula="of:=SUM([.K5:.K34])" office:value-type="float" office:value="0" calcext:value-type="float">
            <text:p>0</text:p>
          </table:table-cell>
          <table:table-cell table:style-name="ce1" table:formula="of:=SUM([.L5:.L34])" office:value-type="float" office:value="0" calcext:value-type="float">
            <text:p>0</text:p>
          </table:table-cell>
          <table:table-cell table:style-name="ce1" table:formula="of:=SUM([.M5:.M34])" office:value-type="float" office:value="0" calcext:value-type="float">
            <text:p>0</text:p>
          </table:table-cell>
          <table:table-cell table:style-name="ce1" table:formula="of:=SUM([.N5:.N34])" office:value-type="float" office:value="0" calcext:value-type="float">
            <text:p>0</text:p>
          </table:table-cell>
          <table:table-cell table:style-name="ce1" table:formula="of:=SUM([.O5:.O34])" office:value-type="float" office:value="0" calcext:value-type="float">
            <text:p>0</text:p>
          </table:table-cell>
          <table:table-cell table:number-columns-repeated="17"/>
        </table:table-row>
        <table:table-row table:style-name="ro4">
          <table:table-cell table:style-name="ce1" office:value-type="string" calcext:value-type="string">
            <text:p>IMP</text:p>
          </table:table-cell>
          <table:table-cell table:style-name="ce2" table:formula="of:=[.B4]*[.B35]" office:value-type="currency" office:currency="EUR" office:value="15" calcext:value-type="currency">
            <text:p>€ 15,00</text:p>
          </table:table-cell>
          <table:table-cell table:style-name="ce2" table:formula="of:=[.C4]*[.C35]" office:value-type="currency" office:currency="EUR" office:value="14.32" calcext:value-type="currency">
            <text:p>€ 14,32</text:p>
          </table:table-cell>
          <table:table-cell table:style-name="ce2" table:formula="of:=[.D4]*[.D35]" office:value-type="currency" office:currency="EUR" office:value="0" calcext:value-type="currency">
            <text:p>€ 0,00</text:p>
          </table:table-cell>
          <table:table-cell table:style-name="ce2" table:formula="of:=[.E4]*[.E35]" office:value-type="currency" office:currency="EUR" office:value="87.72" calcext:value-type="currency">
            <text:p>€ 87,72</text:p>
          </table:table-cell>
          <table:table-cell table:style-name="ce2" table:formula="of:=[.F4]*[.F35]" office:value-type="currency" office:currency="EUR" office:value="147" calcext:value-type="currency">
            <text:p>€ 147,00</text:p>
          </table:table-cell>
          <table:table-cell table:style-name="ce2" table:formula="of:=[.G4]*[.G35]" office:value-type="currency" office:currency="EUR" office:value="111.09" calcext:value-type="currency">
            <text:p>€ 111,09</text:p>
          </table:table-cell>
          <table:table-cell table:style-name="ce2" table:formula="of:=[.H4]*[.H35]" office:value-type="currency" office:currency="EUR" office:value="416" calcext:value-type="currency">
            <text:p>€ 416,00</text:p>
          </table:table-cell>
          <table:table-cell table:style-name="ce2" table:formula="of:=[.I4]*[.I35]" office:value-type="currency" office:currency="EUR" office:value="39.39" calcext:value-type="currency">
            <text:p>€ 39,39</text:p>
          </table:table-cell>
          <table:table-cell table:style-name="ce2" table:formula="of:=[.J4]*[.J35]" office:value-type="currency" office:currency="EUR" office:value="143" calcext:value-type="currency">
            <text:p>€ 143,00</text:p>
          </table:table-cell>
          <table:table-cell table:style-name="ce2" table:formula="of:=[.K4]*[.K35]" office:value-type="currency" office:currency="EUR" office:value="0" calcext:value-type="currency">
            <text:p>€ 0,00</text:p>
          </table:table-cell>
          <table:table-cell table:style-name="ce2" table:formula="of:=[.L4]*[.L35]" office:value-type="currency" office:currency="EUR" office:value="0" calcext:value-type="currency">
            <text:p>€ 0,00</text:p>
          </table:table-cell>
          <table:table-cell table:style-name="ce2" table:formula="of:=[.M4]*[.M35]" office:value-type="currency" office:currency="EUR" office:value="0" calcext:value-type="currency">
            <text:p>€ 0,00</text:p>
          </table:table-cell>
          <table:table-cell table:style-name="ce2" table:formula="of:=[.N4]*[.N35]" office:value-type="currency" office:currency="EUR" office:value="0" calcext:value-type="currency">
            <text:p>€ 0,00</text:p>
          </table:table-cell>
          <table:table-cell table:style-name="ce2" table:formula="of:=[.O4]*[.O35]" office:value-type="currency" office:currency="EUR" office:value="0" calcext:value-type="currency">
            <text:p>€ 0,00</text:p>
          </table:table-cell>
          <table:table-cell table:number-columns-repeated="17"/>
        </table:table-row>
        <table:table-row table:style-name="ro4" table:number-rows-repeated="2">
          <table:table-cell table:number-columns-repeated="32"/>
        </table:table-row>
        <table:table-row table:style-name="ro4">
          <table:table-cell table:style-name="ce1" office:value-type="string" calcext:value-type="string">
            <text:p>TOTALI</text:p>
          </table:table-cell>
          <table:table-cell table:style-name="ce3" table:formula="of:=SUM([.B36:.O36])" office:value-type="currency" office:currency="EUR" office:value="973.52" calcext:value-type="currency" table:number-columns-spanned="2" table:number-rows-spanned="1">
            <text:p>€ 973,52</text:p>
          </table:table-cell>
          <table:covered-table-cell table:style-name="ce1"/>
          <table:table-cell table:number-columns-repeated="29"/>
        </table:table-row>
        <table:table-row table:style-name="ro4" table:number-rows-repeated="1048536">
          <table:table-cell table:number-columns-repeated="32"/>
        </table:table-row>
        <table:table-row table:style-name="ro4">
          <table:table-cell table:number-columns-repeated="32"/>
        </table:table-row>
      </table:table>
      <table:table table:name="Foglio2" table:style-name="ta1">
        <table:table-column table:style-name="co6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hadow="none" style:scale-to="8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8:07:08.6914135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food </meta:initial-creator>
    <meta:creation-date>2012-10-06T12:38:07</meta:creation-date>
    <dc:date>2014-08-05T18:13:19.389752247</dc:date>
    <meta:editing-duration>PT12H55M53S</meta:editing-duration>
    <meta:editing-cycles>101</meta:editing-cycles>
    <meta:generator>LibreOffice/4.2.4.2$Linux_X86_64 LibreOffice_project/420m0$Build-2</meta:generator>
    <meta:document-statistic meta:table-count="3" meta:cell-count="56" meta:object-count="0"/>
  </office:meta>
</office:document-meta>
</file>